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279f7" officeooo:paragraph-rsid="000279f7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8pt" fo:font-weight="bold" officeooo:rsid="000279f7" officeooo:paragraph-rsid="000279f7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normal" officeooo:rsid="000279f7" officeooo:paragraph-rsid="000279f7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fo:font-weight="bold" officeooo:rsid="000279f7" officeooo:paragraph-rsid="000279f7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font-weight="bold" officeooo:rsid="00033d72" officeooo:paragraph-rsid="00033d72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4pt" fo:font-weight="bold" officeooo:rsid="00043908" officeooo:paragraph-rsid="00043908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paragraph-rsid="00033d72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4pt" fo:font-weight="bold" officeooo:rsid="00033d72" officeooo:paragraph-rsid="00033d72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4pt" fo:font-weight="normal" officeooo:rsid="00033d72" officeooo:paragraph-rsid="00033d72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fo:font-weight="normal" officeooo:rsid="00033d72" officeooo:paragraph-rsid="00033d72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fo:font-weight="normal" officeooo:rsid="000279f7" officeooo:paragraph-rsid="00033d72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4pt" fo:font-weight="bold" officeooo:rsid="00073775" officeooo:paragraph-rsid="00033d72" style:font-size-asian="14pt" style:font-weight-asian="bold" style:font-size-complex="14pt" style:font-weight-complex="bold"/>
    </style:style>
    <style:style style:name="T1" style:family="text">
      <style:text-properties officeooo:rsid="00033d7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279f7" style:font-weight-asian="normal" style:font-weight-complex="normal"/>
    </style:style>
    <style:style style:name="T4" style:family="text">
      <style:text-properties fo:font-weight="normal" officeooo:rsid="00033d72" style:font-weight-asian="normal" style:font-weight-complex="normal"/>
    </style:style>
    <style:style style:name="T5" style:family="text">
      <style:text-properties fo:font-weight="normal" officeooo:rsid="0005273d" style:font-weight-asian="normal" style:font-weight-complex="normal"/>
    </style:style>
    <style:style style:name="T6" style:family="text">
      <style:text-properties fo:font-weight="normal" officeooo:rsid="0005e0f9" style:font-weight-asian="normal" style:font-weight-complex="normal"/>
    </style:style>
    <style:style style:name="T7" style:family="text">
      <style:text-properties fo:font-weight="normal" style:font-size-asian="14pt" style:font-weight-asian="normal" style:font-weight-complex="normal"/>
    </style:style>
    <style:style style:name="T8" style:family="text">
      <style:text-properties fo:font-weight="normal" officeooo:rsid="0005e0f9" style:font-size-asian="14pt" style:font-weight-asian="normal" style:font-weight-complex="normal"/>
    </style:style>
    <style:style style:name="T9" style:family="text">
      <style:text-properties fo:font-weight="normal" officeooo:rsid="0009131f" style:font-size-asian="14pt" style:font-weight-asian="normal" style:font-weight-complex="normal"/>
    </style:style>
    <style:style style:name="T10" style:family="text">
      <style:text-properties officeooo:rsid="00077cdf"/>
    </style:style>
    <style:style style:name="T11" style:family="text">
      <style:text-properties officeooo:rsid="00077f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stiug Mihai, gr 922/1</text:p>
      <text:p text:style-name="P2"/>
      <text:p text:style-name="P2"/>
      <text:p text:style-name="P1">College Admission</text:p>
      <text:p text:style-name="P3"/>
      <text:p text:style-name="P3"/>
      <text:p text:style-name="P4">Project Statement:</text:p>
      <text:p text:style-name="P4"/>
      <text:p text:style-name="P11"><text:tab/>We want to develop a program for handling the candidates of the Computer Science and Math Faculty. The application lets you add a new candidate (CNP, Name, Address, <text:span text:style-name="T10">BAC</text:span> average, math or computer science high school average; the final grade for the admission is the mean average between the last two, <text:span text:style-name="T11">and the list of options</text:span>), edit fields of already entered candidates, generate the results, list all admitted candidates for each section, list all rejected candidates. A candidate can <text:span text:style-name="T1">choose any of the sections offered by the faculty. Number, name of sections and number of available positions are configurable (not constant in the program).</text:span></text:p>
      <text:p text:style-name="P11"/>
      <text:p text:style-name="P11"/>
      <text:p text:style-name="P5">Specifications:</text:p>
      <text:p text:style-name="P10"/>
      <text:p text:style-name="P5"><text:span text:style-name="T2"><text:tab/></text:span>Preconditions:</text:p>
      <text:p text:style-name="P5"><text:span text:style-name="T2"><text:tab/>Candidates are read from the file “candidates.txt”. E</text:span><text:span text:style-name="T7">ach candidate will be on its own row, fields being separated by “;”. On the first field we have the CNP, on the second the name, on the third the address, on the forth the </text:span><text:span text:style-name="T3">math or computer science high school average, </text:span><text:span text:style-name="T5">on the fifth the </text:span><text:span text:style-name="T6">options</text:span><text:span text:style-name="T7">. If the format is not respected, the student is not read. The CNP should have 13 digits, the average should be of type </text:span><text:span text:style-name="T9">double</text:span><text:span text:style-name="T7"> </text:span><text:span text:style-name="T8">and the options are strings separated by “,”. <text:s/>The options must exist in the “sections.txt”</text:span><text:span text:style-name="T7">.</text:span></text:p>
      <text:p text:style-name="P9"><text:tab/>The sections and number of positions available are read from file “sections.txt”. Each section will be on its own row, fields being separated by “;”. On the first field we have the name, on the second the number of positions available. The second field should be a positive integer. If the format is not respected, the section is not read.</text:p>
      <text:p text:style-name="P9"><text:tab/></text:p>
      <text:p text:style-name="P8"><text:tab/>Postconditions:</text:p>
      <text:p text:style-name="P7"><text:tab/><text:span text:style-name="T2">The failed </text:span><text:span text:style-name="T4">candidates</text:span><text:span text:style-name="T2"> are stored in a file named “failed.txt” <text:s/>in the format “</text:span><text:span text:style-name="T4">CNP;</text:span><text:span text:style-name="T2">name”.</text:span></text:p>
      <text:p text:style-name="P9"><text:tab/>The admitted candidates are stored in a file named “admitted.txt” in the format “CNP;name;sectionName”.</text:p>
      <text:p text:style-name="P9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ai </meta:initial-creator>
    <meta:creation-date>2014-03-19T08:33:48.926435451</meta:creation-date>
    <dc:date>2014-06-04T08:32:41.146552817</dc:date>
    <meta:editing-duration>PT50M46S</meta:editing-duration>
    <meta:editing-cycles>9</meta:editing-cycles>
    <meta:generator>LibreOffice/4.2.3.3$Linux_X86_64 LibreOffice_project/420m0$Build-3</meta:generator>
    <meta:document-statistic meta:table-count="0" meta:image-count="0" meta:object-count="0" meta:page-count="1" meta:paragraph-count="12" meta:word-count="296" meta:character-count="1795" meta:non-whitespace-character-count="1500"/>
  </office:meta>
</office:document-meta>
</file>